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64mm"/>
    </style:style>
    <style:style style:name="co2" style:family="table-column">
      <style:table-column-properties fo:break-before="auto" style:column-width="65.0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24mm"/>
    </style:style>
    <style:style style:name="co5" style:family="table-column">
      <style:table-column-properties fo:break-before="auto" style:column-width="55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arameter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implemented <text:s/>responses</text:p>
          </table:table-cell>
          <table:table-cell table:number-columns-repeated="4"/>
          <table:table-cell office:value-type="string" calcext:value-type="string">
            <text:p>200, 404. 423, 400, 405, 40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rameter ID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/Paramerer{xxx}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accesses parameter of given number {xxx}. Expect 404, 42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/Time/Time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int</text:p>
          </table:table-cell>
          <table:table-cell table:style-name="ce1" office:value-type="string" calcext:value-type="string">
            <text:p>current time in unix time format Unix time (also known as POSIX time or epoch time) is a system for describing instants in time, defined as the number of seconds that have elapsed since 00:00:00 Coordinated Universal Time (UTC), Thursday, 1 January 1970,[1]cite_ref-2cite_ref-2[note 1] not counting leap seconds.[1]cite_ref-3cite_ref-3[2]cite_ref-4cite_ref-4[note 2] <text:s text:c="2"/>https://en.wikipedia.org/wiki/Unix_time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/Time/StartTim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time of last power on in unix time(see details of /Time/Time)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/Time/Uptim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number of seconds since last powe on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/Runtime/LastIgniti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time of last successful ignition in unix time (see /time/Time)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/Runtime/StateUptim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number of seconds since last change of phase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/Runtime/Stat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name of current state (string)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/Errors/LastErrorTim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time when the last error appeared in unix time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/Errors/LastErrorTim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last error (string)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/Errors/ErrorLis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[[int, int,str]]</text:p>
          </table:table-cell>
          <table:table-cell office:value-type="string" calcext:value-type="string">
            <text:p>error log file. Delete clears out error list array of [time, error code, error name]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/Properties/Firmwar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firmware version of ISWiFi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/Properties/Hardwar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hardware version of IS WiFi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/Properties/LastChang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int, str, str,str] </text:p>
          </table:table-cell>
          <table:table-cell office:value-type="string" calcext:value-type="string">
            <text:p>time of last pchange of parameters in unix time, parameter name , old and new value [time,name, old val, new val]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/Properties/Log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[[int, str]]</text:p>
          </table:table-cell>
          <table:table-cell office:value-type="string" calcext:value-type="string">
            <text:p>log file, delete clears log, array of [time, log entry]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/Properties/PermLog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[int, str]]</text:p>
          </table:table-cell>
          <table:table-cell office:value-type="string" calcext:value-type="string">
            <text:p>Non-volatile log file, array of [time, log entry]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/Properties/Setting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[str. Str]]</text:p>
          </table:table-cell>
          <table:table-cell office:value-type="string" calcext:value-type="string">
            <text:p>dump of all current settings, array of [name, value] (does not return ISM0-10 registers)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/Properties/UART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[int, int, str, int]</text:p>
          </table:table-cell>
          <table:table-cell office:value-type="string" calcext:value-type="string">
            <text:p>uartmode in form 96008N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/TempController/Temperatur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bl</text:p>
          </table:table-cell>
          <table:table-cell office:value-type="string" calcext:value-type="string">
            <text:p>current temperature seen by controller (double)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/TempController/Outpu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</text:p>
          </table:table-cell>
          <table:table-cell office:value-type="string" calcext:value-type="string">
            <text:p>current state of regulator ouput )bool)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/TempController/Setpoint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dbl</text:p>
          </table:table-cell>
          <table:table-cell office:value-type="string" calcext:value-type="string">
            <text:p>current setpoint 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/TempController/Hysteresi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dbl</text:p>
          </table:table-cell>
          <table:table-cell office:value-type="string" calcext:value-type="string">
            <text:p>hysteresis of controller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/ISM010_{xxx}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ModbusRegister of ISM010 xxx provides address of register. Should <text:s/>manage trailing zeros, expect <text:s/>423 <text:s/>return code in <text:s/>:http://www.restpatterns.org/HTTP_Status_Codes/423_-_Lock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/ISM010_al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[int, int]]</text:p>
          </table:table-cell>
          <table:table-cell office:value-type="string" calcext:value-type="string">
            <text:p>get newest settings from ISM0-10 , [register address, value]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/ISM010_availabl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</text:p>
          </table:table-cell>
          <table:table-cell office:value-type="string" calcext:value-type="string">
            <text:p>true if there was recent successful communicatin with ISM, 0 itherwise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/ISM010_gettabl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[str,str]]</text:p>
          </table:table-cell>
          <table:table-cell office:value-type="string" calcext:value-type="string">
            <text:p>list of all available gettable URIs [name, URI]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/ISM010_restar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t</text:p>
          </table:table-cell>
          <table:table-cell office:value-type="string" calcext:value-type="string">
            <text:p>should restart ISM010 if proper code is sent. All requests for ISM parameters should result with 423 error code until rstart is done, set IAM010available=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/CurrentInterfac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json encoded data containing list of all parameters IDs, URIs, permissions, type definition,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/StateURI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[str,str]]</text:p>
          </table:table-cell>
          <table:table-cell office:value-type="string" calcext:value-type="string">
            <text:p>list of (URI, name) pairs that define state of device //here [[“/ISM010_all”, “ISM010_all”]]</text:p>
          </table:table-cell>
        </table:table-row>
      </table:table>
      <table:table table:name="changelog" table:style-name="ta1">
        <table:table-column table:style-name="co3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21.05.201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ichal Radziwon</text:p>
          </table:table-cell>
          <table:table-cell office:value-type="string" calcext:value-type="string">
            <text:p>added param 997 – get all getta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 style:data-style-name="N2" text:time-value="21:59:47.7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4:18:56.130000000</meta:creation-date>
    <dc:date>2017-05-31T00:43:32.021000000</dc:date>
    <meta:editing-duration>P5DT10H46M32S</meta:editing-duration>
    <meta:editing-cycles>5</meta:editing-cycles>
    <meta:generator>LibreOffice/5.2.5.1$Windows_x86 LibreOffice_project/0312e1a284a7d50ca85a365c316c7abbf20a4d22</meta:generator>
    <meta:document-statistic meta:table-count="2" meta:cell-count="161" meta:object-count="0"/>
  </office:meta>
</office:document-meta>
</file>